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contractor:</text:p>
      <text:p text:style-name="Standard"/>
      <text:p text:style-name="Standard">With regards to the Pizza import project, I have created a table schema that you can use, to store the data in for my later retrieval. </text:p>
      <text:p text:style-name="Standard"/>
      <text:p text:style-name="Standard">I am not sure if you would need to create more tables in order to get this data, nor am I familiar with “data types”, as they seem to be described in the literature that I am researching to understand how to store this data. My primary concern is to get the data stored in these tables, so that I can view them later with a minimum of effort. </text:p>
      <text:p text:style-name="Standard"/>
      <text:p text:style-name="Standard">The tables I wish for you to create are as follows:</text:p>
      <text:p text:style-name="Standard"/>
      <text:p text:style-name="Standard">Customers</text:p>
      <text:p text:style-name="Standard">Fields: CustomerID, First Name, Last Name, Middle Initial, Home Phone Number, Home Address, Customer Notes</text:p>
      <text:p text:style-name="Standard"/>
      <text:p text:style-name="Standard">Menu</text:p>
      <text:p text:style-name="Standard">Fields: MenuID, Menu Item Name, Menu Item Notes, Menu Item Price</text:p>
      <text:p text:style-name="Standard"/>
      <text:p text:style-name="Standard">Orders</text:p>
      <text:p text:style-name="Standard">Fields: OrderID, OrderTotal, OrderNotes, OrderDateTime </text:p>
      <text:p text:style-name="Standard"/>
      <text:p text:style-name="Standard">OrderItems</text:p>
      <text:p text:style-name="Standard">Fields: OrderID, Menu Item or ID (something linking it to Menu), OrderItemNumber (as in line number on the original invoice), OrderItemQuantity, OrderItemPricexQuantity (how much was paid in total for all identical items)</text:p>
      <text:p text:style-name="Standard"/>
      <text:p text:style-name="Standard">I'm not sure how you would do this, I recall reading something about “primary keys” that let you connect tables to each other. I would like tables like “Orders” to reflect who ordered a given order, and tables like OrderItems to reflect the menu items they are representing, without having to stick the entire menu table in them. Please use your best judgment to link these tables up, such that I can retrieve a given order with the same values as exist in the files that my friend left to me. Thank you.</text:p>
      <text:p text:style-name="Standard"/>
      <text:p text:style-name="Standard"/>
      <text:p text:style-name="Standard">Sincerely,</text:p>
      <text:p text:style-name="Standard"/>
      <text:p text:style-name="Standard">Pizza Maker:</text:p>
      <text:p text:style-name="Standard"/>
      <text:p text:style-name="Standard">supermariopizzamaker@examp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10T11:10:37.66</meta:creation-date>
    <meta:document-statistic meta:table-count="0" meta:image-count="0" meta:object-count="0" meta:page-count="1" meta:paragraph-count="16" meta:word-count="272" meta:character-count="1578"/>
    <dc:date>2020-05-10T11:26:36.38</dc:date>
    <meta:editing-duration>PT45S</meta:editing-duration>
    <meta:editing-cycles>1</meta:editing-cycles>
    <meta:generator>OpenOffice/4.1.3$Win32 OpenOffice.org_project/413m1$Build-9783</meta:generator>
  </office:meta>
</office:document-meta>
</file>